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" svg:font-family="'Lucida Sans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Нижний_20_колонтитул">
      <style:paragraph-properties fo:text-align="end" style:justify-single-word="false"/>
    </style:style>
    <style:style style:name="P3" style:family="paragraph" style:parent-style-name="Обычный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Обычный">
      <loext:graphic-properties draw:fill="solid" draw:fill-color="#ffffff"/>
      <style:paragraph-properties fo:line-height="0.52cm" fo:text-align="justify" style:justify-single-word="false" fo:background-color="#ffffff"/>
    </style:style>
    <style:style style:name="P5" style:family="paragraph" style:parent-style-name="Обычный">
      <loext:graphic-properties draw:fill="solid" draw:fill-color="#ffffff"/>
      <style:paragraph-properties fo:line-height="0.52cm" fo:background-color="#ffffff"/>
    </style:style>
    <style:style style:name="P6" style:family="paragraph" style:parent-style-name="Обычный">
      <loext:graphic-properties draw:fill="solid" draw:fill-color="#ffffff"/>
      <style:paragraph-properties fo:background-color="#ffffff"/>
    </style:style>
    <style:style style:name="P7" style:family="paragraph" style:parent-style-name="Обычный">
      <loext:graphic-properties draw:fill="solid" draw:fill-color="#ffffff"/>
      <style:paragraph-properties fo:margin-left="0.801cm" fo:margin-right="0cm" fo:text-align="center" style:justify-single-word="false" fo:text-indent="0cm" style:auto-text-indent="false" fo:background-color="#ffffff"/>
    </style:style>
    <style:style style:name="P8" style:family="paragraph" style:parent-style-name="Обычный">
      <loext:graphic-properties draw:fill="solid" draw:fill-color="#ffffff"/>
      <style:paragraph-properties fo:margin-left="0.801cm" fo:margin-right="0cm" fo:text-indent="0cm" style:auto-text-indent="false" fo:background-color="#ffffff"/>
      <style:text-properties fo:font-size="9pt" style:font-size-asian="9pt" style:font-size-complex="9pt"/>
    </style:style>
    <style:style style:name="P9" style:family="paragraph" style:parent-style-name="Обычный" style:master-page-name="Standard">
      <loext:graphic-properties draw:fill="solid" draw:fill-color="#ffffff"/>
      <style:paragraph-properties fo:margin-left="0.801cm" fo:margin-right="0cm" fo:text-align="center" style:justify-single-word="false" fo:text-indent="0cm" style:auto-text-indent="false" style:page-number="auto" fo:background-color="#ffffff"/>
    </style:style>
    <style:style style:name="P10" style:family="paragraph" style:parent-style-name="Обычный">
      <loext:graphic-properties draw:fill="solid" draw:fill-color="#ffffff"/>
      <style:paragraph-properties fo:margin-left="0.025cm" fo:margin-right="0cm" fo:margin-top="0.166cm" fo:margin-bottom="0cm" style:contextual-spacing="false" fo:line-height="0.52cm" fo:text-align="justify" style:justify-single-word="false" fo:text-indent="0.654cm" style:auto-text-indent="false" fo:background-color="#ffffff"/>
    </style:style>
    <style:style style:name="P11" style:family="paragraph" style:parent-style-name="Обычный">
      <loext:graphic-properties draw:fill="solid" draw:fill-color="#ffffff"/>
      <style:paragraph-properties fo:margin-left="0.025cm" fo:margin-right="0cm" fo:margin-top="0.007cm" fo:margin-bottom="0cm" style:contextual-spacing="false" fo:line-height="0.52cm" fo:text-align="justify" style:justify-single-word="false" fo:text-indent="0.801cm" style:auto-text-indent="false" fo:background-color="#ffffff"/>
    </style:style>
    <style:style style:name="P12" style:family="paragraph" style:parent-style-name="Обычный">
      <loext:graphic-properties draw:fill="solid" draw:fill-color="#ffffff"/>
      <style:paragraph-properties fo:margin-left="0.007cm" fo:margin-right="0cm" fo:line-height="0.52cm" fo:text-align="justify" style:justify-single-word="false" fo:text-indent="0.806cm" style:auto-text-indent="false" fo:background-color="#ffffff"/>
    </style:style>
    <style:style style:name="P13" style:family="paragraph" style:parent-style-name="Обычный">
      <loext:graphic-properties draw:fill="solid" draw:fill-color="#ffffff"/>
      <style:paragraph-properties fo:margin-left="0cm" fo:margin-right="0cm" fo:line-height="0.52cm" fo:text-indent="0.826cm" style:auto-text-indent="false" fo:background-color="#ffffff"/>
    </style:style>
    <style:style style:name="P14" style:family="paragraph" style:parent-style-name="Обычный">
      <loext:graphic-properties draw:fill="solid" draw:fill-color="#ffffff"/>
      <style:paragraph-properties fo:margin-left="0.833cm" fo:margin-right="0cm" fo:line-height="0.52cm" fo:text-indent="0cm" style:auto-text-indent="false" fo:background-color="#ffffff"/>
    </style:style>
    <style:style style:name="P15" style:family="paragraph" style:parent-style-name="Обычный">
      <loext:graphic-properties draw:fill="solid" draw:fill-color="#ffffff"/>
      <style:paragraph-properties fo:margin-left="0.833cm" fo:margin-right="0cm" fo:margin-top="0.007cm" fo:margin-bottom="0cm" style:contextual-spacing="false" fo:line-height="0.52cm" fo:text-indent="0cm" style:auto-text-indent="false" fo:background-color="#ffffff"/>
    </style:style>
    <style:style style:name="P16" style:family="paragraph" style:parent-style-name="Обычный">
      <loext:graphic-properties draw:fill="solid" draw:fill-color="#ffffff"/>
      <style:paragraph-properties fo:margin-left="0.826cm" fo:margin-right="0cm" fo:line-height="0.52cm" fo:text-indent="0cm" style:auto-text-indent="false" fo:background-color="#ffffff"/>
    </style:style>
    <style:style style:name="P17" style:family="paragraph" style:parent-style-name="Обычный">
      <loext:graphic-properties draw:fill="solid" draw:fill-color="#ffffff"/>
      <style:paragraph-properties fo:margin-left="0.818cm" fo:margin-right="0cm" fo:line-height="0.52cm" fo:text-indent="0cm" style:auto-text-indent="false" fo:background-color="#ffffff"/>
    </style:style>
    <style:style style:name="P18" style:family="paragraph" style:parent-style-name="Обычный">
      <loext:graphic-properties draw:fill="solid" draw:fill-color="#ffffff"/>
      <style:paragraph-properties fo:margin-left="0.845cm" fo:margin-right="0cm" fo:line-height="0.52cm" fo:text-indent="0cm" style:auto-text-indent="false" fo:background-color="#ffffff"/>
    </style:style>
    <style:style style:name="P19" style:family="paragraph" style:parent-style-name="Обычный">
      <loext:graphic-properties draw:fill="solid" draw:fill-color="#ffffff"/>
      <style:paragraph-properties fo:margin-left="0.845cm" fo:margin-right="0cm" fo:margin-top="0.007cm" fo:margin-bottom="0cm" style:contextual-spacing="false" fo:line-height="0.52cm" fo:text-indent="0cm" style:auto-text-indent="false" fo:background-color="#ffffff"/>
    </style:style>
    <style:style style:name="P20" style:family="paragraph" style:parent-style-name="Обычный">
      <loext:graphic-properties draw:fill="solid" draw:fill-color="#ffffff"/>
      <style:paragraph-properties fo:margin-left="0.039cm" fo:margin-right="0cm" fo:line-height="0.533cm" fo:text-align="justify" style:justify-single-word="false" fo:text-indent="0.801cm" style:auto-text-indent="false" fo:background-color="#ffffff"/>
    </style:style>
    <style:style style:name="P21" style:family="paragraph" style:parent-style-name="Обычный">
      <loext:graphic-properties draw:fill="solid" draw:fill-color="#ffffff"/>
      <style:paragraph-properties fo:margin-left="0.857cm" fo:margin-right="0cm" fo:line-height="0.533cm" fo:text-indent="0cm" style:auto-text-indent="false" fo:background-color="#ffffff">
        <style:tab-stops>
          <style:tab-stop style:position="2.591cm" style:leader-style="dotted" style:leader-text="."/>
        </style:tab-stops>
      </style:paragraph-properties>
    </style:style>
    <style:style style:name="P22" style:family="paragraph" style:parent-style-name="Обычный">
      <loext:graphic-properties draw:fill="solid" draw:fill-color="#ffffff"/>
      <style:paragraph-properties fo:margin-left="0.857cm" fo:margin-right="0cm" fo:line-height="0.52cm" fo:text-indent="0cm" style:auto-text-indent="false" fo:background-color="#ffffff"/>
    </style:style>
    <style:style style:name="P23" style:family="paragraph" style:parent-style-name="Обычный">
      <loext:graphic-properties draw:fill="solid" draw:fill-color="#ffffff"/>
      <style:paragraph-properties fo:margin-left="0.019cm" fo:margin-right="0cm" fo:margin-top="0.007cm" fo:margin-bottom="0cm" style:contextual-spacing="false" fo:line-height="0.533cm" fo:text-indent="0cm" style:auto-text-indent="false" fo:background-color="#ffffff"/>
    </style:style>
    <style:style style:name="P24" style:family="paragraph" style:parent-style-name="Обычный">
      <loext:graphic-properties draw:fill="solid" draw:fill-color="#ffffff"/>
      <style:paragraph-properties fo:margin-left="0.191cm" fo:margin-right="0cm" fo:line-height="0.533cm" fo:text-align="justify" style:justify-single-word="false" fo:text-indent="0.642cm" style:auto-text-indent="false" fo:background-color="#ffffff"/>
    </style:style>
    <style:style style:name="P25" style:family="paragraph" style:parent-style-name="Обычный">
      <loext:graphic-properties draw:fill="solid" draw:fill-color="#ffffff"/>
      <style:paragraph-properties fo:margin-left="0cm" fo:margin-right="0cm" fo:margin-top="0.007cm" fo:margin-bottom="0cm" style:contextual-spacing="false" fo:line-height="0.533cm" fo:text-align="justify" style:justify-single-word="false" fo:text-indent="0.984cm" style:auto-text-indent="false" fo:background-color="#ffffff"/>
    </style:style>
    <style:style style:name="P26" style:family="paragraph" style:parent-style-name="Обычный">
      <loext:graphic-properties draw:fill="solid" draw:fill-color="#ffffff"/>
      <style:paragraph-properties fo:margin-left="0.152cm" fo:margin-right="0cm" fo:line-height="0.533cm" fo:text-indent="0.654cm" style:auto-text-indent="false" fo:background-color="#ffffff">
        <style:tab-stops>
          <style:tab-stop style:position="5.988cm"/>
        </style:tab-stops>
      </style:paragraph-properties>
    </style:style>
    <style:style style:name="P27" style:family="paragraph" style:parent-style-name="Обычный">
      <loext:graphic-properties draw:fill="solid" draw:fill-color="#ffffff"/>
      <style:paragraph-properties fo:margin-left="0.178cm" fo:margin-right="0cm" fo:line-height="0.533cm" fo:text-indent="0cm" style:auto-text-indent="false" fo:background-color="#ffffff">
        <style:tab-stops>
          <style:tab-stop style:position="6.167cm"/>
        </style:tab-stops>
      </style:paragraph-properties>
    </style:style>
    <style:style style:name="P28" style:family="paragraph" style:parent-style-name="Обычный">
      <loext:graphic-properties draw:fill="solid" draw:fill-color="#ffffff"/>
      <style:paragraph-properties fo:margin-left="0.171cm" fo:margin-right="0cm" fo:line-height="0.533cm" fo:text-indent="0cm" style:auto-text-indent="false" fo:background-color="#ffffff">
        <style:tab-stops>
          <style:tab-stop style:position="6.172cm"/>
        </style:tab-stops>
      </style:paragraph-properties>
    </style:style>
    <style:style style:name="P29" style:family="paragraph" style:parent-style-name="Обычный">
      <loext:graphic-properties draw:fill="solid" draw:fill-color="#ffffff"/>
      <style:paragraph-properties fo:margin-left="0.171cm" fo:margin-right="0cm" fo:line-height="0.533cm" fo:text-indent="0cm" style:auto-text-indent="false" fo:background-color="#ffffff">
        <style:tab-stops>
          <style:tab-stop style:position="6.16cm"/>
        </style:tab-stops>
      </style:paragraph-properties>
    </style:style>
    <style:style style:name="P30" style:family="paragraph" style:parent-style-name="Обычный">
      <loext:graphic-properties draw:fill="solid" draw:fill-color="#ffffff"/>
      <style:paragraph-properties fo:margin-left="0.183cm" fo:margin-right="0cm" fo:margin-top="0.012cm" fo:margin-bottom="0cm" style:contextual-spacing="false" fo:line-height="0.533cm" fo:text-indent="0cm" style:auto-text-indent="false" fo:background-color="#ffffff"/>
    </style:style>
    <style:style style:name="P31" style:family="paragraph" style:parent-style-name="Обычный">
      <loext:graphic-properties draw:fill="solid" draw:fill-color="#ffffff"/>
      <style:paragraph-properties fo:margin-left="1.016cm" fo:margin-right="0cm" fo:line-height="0.52cm" fo:text-indent="-0.166cm" style:auto-text-indent="false" fo:background-color="#ffffff"/>
    </style:style>
    <style:style style:name="P32" style:family="paragraph" style:parent-style-name="Обычный">
      <loext:graphic-properties draw:fill="solid" draw:fill-color="#ffffff"/>
      <style:paragraph-properties fo:margin-left="0.85cm" fo:margin-right="0cm" fo:margin-top="0.007cm" fo:margin-bottom="0cm" style:contextual-spacing="false" fo:line-height="0.52cm" fo:text-indent="0cm" style:auto-text-indent="false" fo:background-color="#ffffff"/>
    </style:style>
    <style:style style:name="P33" style:family="paragraph" style:parent-style-name="Обычный">
      <loext:graphic-properties draw:fill="solid" draw:fill-color="#ffffff"/>
      <style:paragraph-properties fo:margin-left="0.85cm" fo:margin-right="0cm" fo:line-height="0.52cm" fo:text-indent="0cm" style:auto-text-indent="false" fo:background-color="#ffffff"/>
    </style:style>
    <style:style style:name="P34" style:family="paragraph" style:parent-style-name="Обычный">
      <loext:graphic-properties draw:fill="solid" draw:fill-color="#ffffff"/>
      <style:paragraph-properties fo:margin-left="0.838cm" fo:margin-right="0cm" fo:line-height="0.52cm" fo:text-indent="0cm" style:auto-text-indent="false" fo:background-color="#ffffff"/>
    </style:style>
    <style:style style:name="P35" style:family="paragraph" style:parent-style-name="Обычный">
      <loext:graphic-properties draw:fill="solid" draw:fill-color="#ffffff"/>
      <style:paragraph-properties fo:margin-left="0cm" fo:margin-right="0cm" fo:line-height="0.52cm" fo:text-align="justify" style:justify-single-word="false" fo:text-indent="0.845cm" style:auto-text-indent="false" fo:background-color="#ffffff"/>
    </style:style>
    <style:style style:name="P36" style:family="paragraph" style:parent-style-name="Обычный">
      <loext:graphic-properties draw:fill="solid" draw:fill-color="#ffffff"/>
      <style:paragraph-properties fo:margin-left="0.489cm" fo:margin-right="0cm" fo:margin-top="0.064cm" fo:margin-bottom="0cm" style:contextual-spacing="false" fo:line-height="0.527cm" fo:text-indent="0cm" style:auto-text-indent="false" fo:background-color="#ffffff"/>
    </style:style>
    <style:style style:name="P37" style:family="paragraph" style:parent-style-name="Обычный" style:list-style-name="WWNum2">
      <loext:graphic-properties draw:fill="solid" draw:fill-color="#ffffff"/>
      <style:paragraph-properties fo:margin-left="1.309cm" fo:margin-right="0cm" fo:line-height="0.527cm" fo:text-align="start" style:justify-single-word="false" fo:text-indent="-0.496cm" style:auto-text-indent="false" fo:background-color="#ffffff" style:writing-mode="lr-tb"/>
    </style:style>
    <style:style style:name="P38" style:family="paragraph" style:parent-style-name="Обычный" style:list-style-name="WWNum2">
      <loext:graphic-properties draw:fill="solid" draw:fill-color="#ffffff"/>
      <style:paragraph-properties fo:margin-left="1.309cm" fo:margin-right="0cm" fo:line-height="0.52cm" fo:text-align="start" style:justify-single-word="false" fo:text-indent="-0.496cm" style:auto-text-indent="false" fo:background-color="#ffffff" style:writing-mode="lr-tb"/>
    </style:style>
    <style:style style:name="P39" style:family="paragraph" style:parent-style-name="Обычный" style:list-style-name="WWNum2">
      <loext:graphic-properties draw:fill="solid" draw:fill-color="#ffffff"/>
      <style:paragraph-properties fo:margin-left="1.309cm" fo:margin-right="0cm" fo:margin-top="0.007cm" fo:margin-bottom="0cm" style:contextual-spacing="false" fo:line-height="0.527cm" fo:text-align="start" style:justify-single-word="false" fo:text-indent="-0.496cm" style:auto-text-indent="false" fo:background-color="#ffffff" style:writing-mode="lr-tb"/>
    </style:style>
    <style:style style:name="P40" style:family="paragraph" style:parent-style-name="Обычный">
      <loext:graphic-properties draw:fill="solid" draw:fill-color="#ffffff"/>
      <style:paragraph-properties fo:margin-left="0.489cm" fo:margin-right="0cm" fo:margin-top="0.064cm" fo:margin-bottom="0cm" style:contextual-spacing="false" fo:line-height="0.527cm" fo:text-indent="0.781cm" style:auto-text-indent="false" fo:background-color="#ffffff"/>
    </style:style>
    <style:style style:name="P41" style:family="paragraph" style:parent-style-name="Обычный">
      <loext:graphic-properties draw:fill="solid" draw:fill-color="#ffffff"/>
      <style:paragraph-properties fo:margin-left="0cm" fo:margin-right="0cm" fo:line-height="0.52cm" fo:text-align="justify" style:justify-single-word="false" fo:text-indent="1.27cm" style:auto-text-indent="false" fo:background-color="#ffffff"/>
    </style:style>
    <style:style style:name="P42" style:family="paragraph" style:parent-style-name="Обычный">
      <loext:graphic-properties draw:fill="solid" draw:fill-color="#ffffff"/>
      <style:paragraph-properties fo:margin-left="0.134cm" fo:margin-right="0cm" fo:line-height="0.527cm" fo:text-align="justify" style:justify-single-word="false" fo:text-indent="0.623cm" style:auto-text-indent="false" fo:background-color="#ffffff"/>
    </style:style>
    <style:style style:name="P43" style:family="paragraph" style:parent-style-name="Обычный">
      <loext:graphic-properties draw:fill="solid" draw:fill-color="#ffffff"/>
      <style:paragraph-properties fo:margin-left="0.095cm" fo:margin-right="0cm" fo:margin-top="0.007cm" fo:margin-bottom="0cm" style:contextual-spacing="false" fo:line-height="0.527cm" fo:text-align="justify" style:justify-single-word="false" fo:text-indent="0.674cm" style:auto-text-indent="false" fo:background-color="#ffffff"/>
    </style:style>
    <style:style style:name="P44" style:family="paragraph" style:parent-style-name="Обычный">
      <loext:graphic-properties draw:fill="solid" draw:fill-color="#ffffff"/>
      <style:paragraph-properties fo:margin-left="0.102cm" fo:margin-right="0cm" fo:line-height="0.527cm" fo:text-align="justify" style:justify-single-word="false" fo:text-indent="0.654cm" style:auto-text-indent="false" fo:background-color="#ffffff"/>
    </style:style>
    <style:style style:name="P45" style:family="paragraph" style:parent-style-name="Обычный">
      <loext:graphic-properties draw:fill="solid" draw:fill-color="#ffffff"/>
      <style:paragraph-properties fo:margin-left="0.076cm" fo:margin-right="0cm" fo:line-height="0.527cm" fo:text-align="justify" style:justify-single-word="false" fo:text-indent="0.654cm" style:auto-text-indent="false" fo:background-color="#ffffff"/>
    </style:style>
    <style:style style:name="P46" style:family="paragraph" style:parent-style-name="Обычный">
      <loext:graphic-properties draw:fill="solid" draw:fill-color="#ffffff"/>
      <style:paragraph-properties fo:margin-left="0.083cm" fo:margin-right="0cm" fo:line-height="0.527cm" fo:text-align="justify" style:justify-single-word="false" fo:text-indent="0.66cm" style:auto-text-indent="false" fo:background-color="#ffffff"/>
    </style:style>
    <style:style style:name="P47" style:family="paragraph" style:parent-style-name="Обычный">
      <loext:graphic-properties draw:fill="solid" draw:fill-color="#ffffff"/>
      <style:paragraph-properties fo:margin-left="0.051cm" fo:margin-right="0cm" fo:margin-top="0.019cm" fo:margin-bottom="0cm" style:contextual-spacing="false" fo:line-height="0.533cm" fo:text-indent="0.654cm" style:auto-text-indent="false" fo:background-color="#ffffff"/>
    </style:style>
    <style:style style:name="P48" style:family="paragraph" style:parent-style-name="Обычный">
      <loext:graphic-properties draw:fill="solid" draw:fill-color="#ffffff"/>
      <style:paragraph-properties fo:margin-left="0.699cm" fo:margin-right="0cm" fo:line-height="0.533cm" fo:text-indent="0cm" style:auto-text-indent="false" fo:background-color="#ffffff"/>
    </style:style>
    <style:style style:name="P49" style:family="paragraph" style:parent-style-name="Обычный">
      <loext:graphic-properties draw:fill="solid" draw:fill-color="#ffffff"/>
      <style:paragraph-properties fo:margin-left="0.699cm" fo:margin-right="0cm" fo:margin-top="0.007cm" fo:margin-bottom="0cm" style:contextual-spacing="false" fo:line-height="0.533cm" fo:text-indent="0cm" style:auto-text-indent="false" fo:background-color="#ffffff"/>
    </style:style>
    <style:style style:name="P50" style:family="paragraph" style:parent-style-name="Обычный">
      <loext:graphic-properties draw:fill="solid" draw:fill-color="#ffffff"/>
      <style:paragraph-properties fo:margin-left="0cm" fo:margin-right="0cm" fo:line-height="0.533cm" fo:text-indent="0.706cm" style:auto-text-indent="false" fo:background-color="#ffffff"/>
    </style:style>
    <style:style style:name="P51" style:family="paragraph" style:parent-style-name="Обычный">
      <loext:graphic-properties draw:fill="solid" draw:fill-color="#ffffff"/>
      <style:paragraph-properties fo:margin-left="0.222cm" fo:margin-right="0cm" fo:line-height="0.52cm" fo:text-align="justify" style:justify-single-word="false" fo:text-indent="0cm" style:auto-text-indent="false" fo:background-color="#ffffff"/>
    </style:style>
    <style:style style:name="P52" style:family="paragraph" style:parent-style-name="Обычный">
      <loext:graphic-properties draw:fill="solid" draw:fill-color="#ffffff"/>
      <style:paragraph-properties fo:margin-left="0.222cm" fo:margin-right="0cm" fo:line-height="0.52cm" fo:text-indent="0cm" style:auto-text-indent="false" fo:background-color="#ffffff"/>
    </style:style>
    <style:style style:name="P53" style:family="paragraph" style:parent-style-name="Обычный">
      <loext:graphic-properties draw:fill="solid" draw:fill-color="#ffffff"/>
      <style:paragraph-properties fo:margin-left="0.222cm" fo:margin-right="0cm" fo:line-height="0.52cm" fo:text-indent="0cm" style:auto-text-indent="false" fo:background-color="#ffffff">
        <style:tab-stops>
          <style:tab-stop style:position="0.691cm"/>
        </style:tab-stops>
      </style:paragraph-properties>
    </style:style>
    <style:style style:name="P54" style:family="paragraph" style:parent-style-name="Обычный">
      <loext:graphic-properties draw:fill="solid" draw:fill-color="#ffffff"/>
      <style:paragraph-properties fo:margin-left="0.222cm" fo:margin-right="0cm" fo:line-height="0.52cm" fo:text-indent="0cm" style:auto-text-indent="false" fo:background-color="#ffffff"/>
      <style:text-properties fo:font-size="12pt" fo:letter-spacing="0.004cm" style:font-size-asian="12pt" style:font-size-complex="12pt"/>
    </style:style>
    <style:style style:name="P55" style:family="paragraph" style:parent-style-name="Обычный">
      <loext:graphic-properties draw:fill="solid" draw:fill-color="#ffffff"/>
      <style:paragraph-properties fo:margin-left="0.222cm" fo:margin-right="0cm" fo:margin-top="0.012cm" fo:margin-bottom="0cm" style:contextual-spacing="false" fo:line-height="0.52cm" fo:text-indent="0cm" style:auto-text-indent="false" fo:background-color="#ffffff">
        <style:tab-stops>
          <style:tab-stop style:position="0.706cm"/>
        </style:tab-stops>
      </style:paragraph-properties>
    </style:style>
    <style:style style:name="P56" style:family="paragraph" style:parent-style-name="Обычный">
      <loext:graphic-properties draw:fill="solid" draw:fill-color="#ffffff"/>
      <style:paragraph-properties fo:margin-left="0.222cm" fo:margin-right="0cm" fo:margin-top="0.007cm" fo:margin-bottom="0cm" style:contextual-spacing="false" fo:line-height="0.52cm" fo:text-indent="0cm" style:auto-text-indent="false" fo:background-color="#ffffff">
        <style:tab-stops>
          <style:tab-stop style:position="0.691cm"/>
        </style:tab-stops>
      </style:paragraph-properties>
    </style:style>
    <style:style style:name="P57" style:family="paragraph" style:parent-style-name="Обычный">
      <loext:graphic-properties draw:fill="solid" draw:fill-color="#ffffff"/>
      <style:paragraph-properties fo:margin-left="0.222cm" fo:margin-right="0cm" fo:margin-top="0.007cm" fo:margin-bottom="0cm" style:contextual-spacing="false" fo:line-height="0.52cm" fo:text-indent="0cm" style:auto-text-indent="false" fo:background-color="#ffffff">
        <style:tab-stops>
          <style:tab-stop style:position="0.691cm"/>
        </style:tab-stops>
      </style:paragraph-properties>
      <style:text-properties fo:font-size="12pt" fo:letter-spacing="0.004cm" style:font-size-asian="12pt" style:font-size-complex="12pt"/>
    </style:style>
    <style:style style:name="P58" style:family="paragraph" style:parent-style-name="Обычный">
      <loext:graphic-properties draw:fill="solid" draw:fill-color="#ffffff"/>
      <style:paragraph-properties fo:margin-left="0.229cm" fo:margin-right="0cm" fo:margin-top="0.007cm" fo:margin-bottom="0cm" style:contextual-spacing="false" fo:line-height="0.52cm" fo:text-align="justify" style:justify-single-word="false" fo:text-indent="0.647cm" style:auto-text-indent="false" fo:background-color="#ffffff"/>
    </style:style>
    <style:style style:name="P59" style:family="paragraph" style:parent-style-name="Обычный">
      <loext:graphic-properties draw:fill="solid" draw:fill-color="#ffffff"/>
      <style:paragraph-properties fo:margin-left="0.229cm" fo:margin-right="0cm" fo:margin-top="0.007cm" fo:margin-bottom="0cm" style:contextual-spacing="false" fo:line-height="0.52cm" fo:text-align="justify" style:justify-single-word="false" fo:text-indent="0.647cm" style:auto-text-indent="false" fo:background-color="#ffffff"/>
      <style:text-properties fo:font-size="12pt" fo:letter-spacing="0.004cm" style:font-size-asian="12pt" style:font-size-complex="12pt"/>
    </style:style>
    <style:style style:name="P60" style:family="paragraph" style:parent-style-name="Обычный">
      <loext:graphic-properties draw:fill="solid" draw:fill-color="#ffffff"/>
      <style:paragraph-properties fo:margin-left="0.229cm" fo:margin-right="0cm" fo:line-height="0.52cm" fo:text-indent="0cm" style:auto-text-indent="false" fo:background-color="#ffffff"/>
    </style:style>
    <style:style style:name="P61" style:family="paragraph" style:parent-style-name="Обычный">
      <loext:graphic-properties draw:fill="solid" draw:fill-color="#ffffff"/>
      <style:paragraph-properties fo:margin-left="1.162cm" fo:margin-right="0cm" fo:text-indent="0cm" style:auto-text-indent="false" fo:background-color="#ffffff">
        <style:tab-stops>
          <style:tab-stop style:position="1.785cm" style:leader-style="solid" style:leader-text="_"/>
          <style:tab-stop style:position="3.981cm"/>
          <style:tab-stop style:position="7.74cm"/>
        </style:tab-stops>
      </style:paragraph-properties>
    </style:style>
    <style:style style:name="P62" style:family="paragraph" style:parent-style-name="Обычный">
      <loext:graphic-properties draw:fill="solid" draw:fill-color="#ffffff"/>
      <style:paragraph-properties fo:margin-left="0.203cm" fo:margin-right="0cm" fo:text-indent="0cm" style:auto-text-indent="false" fo:background-color="#ffffff"/>
    </style:style>
    <style:style style:name="P63" style:family="paragraph" style:parent-style-name="Обычный">
      <loext:graphic-properties draw:fill="solid" draw:fill-color="#ffffff"/>
      <style:paragraph-properties fo:margin-left="0.552cm" fo:margin-right="0cm" fo:margin-top="0.146cm" fo:margin-bottom="0cm" style:contextual-spacing="false" fo:text-indent="0cm" style:auto-text-indent="false" fo:background-color="#ffffff"/>
    </style:style>
    <style:style style:name="P64" style:family="paragraph" style:parent-style-name="Обычный">
      <loext:graphic-properties draw:fill="solid" draw:fill-color="#ffffff"/>
      <style:paragraph-properties fo:margin-left="0.552cm" fo:margin-right="0cm" fo:margin-top="0.146cm" fo:margin-bottom="0cm" style:contextual-spacing="false" fo:text-indent="0cm" style:auto-text-indent="false" fo:background-color="#ffffff"/>
      <style:text-properties fo:font-size="12pt" fo:letter-spacing="0.004cm" style:font-size-asian="12pt" style:font-size-complex="12pt"/>
    </style:style>
    <style:style style:name="P65" style:family="paragraph" style:parent-style-name="Обычный">
      <loext:graphic-properties draw:fill="solid" draw:fill-color="#ffffff"/>
      <style:paragraph-properties fo:margin-left="0.706cm" fo:margin-right="0cm" fo:line-height="0.52cm" fo:text-indent="-0.483cm" style:auto-text-indent="false" fo:background-color="#ffffff">
        <style:tab-stops>
          <style:tab-stop style:position="0.706cm"/>
        </style:tab-stops>
      </style:paragraph-properties>
    </style:style>
    <style:style style:name="P66" style:family="paragraph" style:parent-style-name="Обычный">
      <loext:graphic-properties draw:fill="solid" draw:fill-color="#ffffff"/>
      <style:paragraph-properties fo:margin-left="0.706cm" fo:margin-right="0cm" fo:line-height="0.52cm" fo:text-indent="-0.483cm" style:auto-text-indent="false" fo:background-color="#ffffff">
        <style:tab-stops>
          <style:tab-stop style:position="0.706cm"/>
          <style:tab-stop style:position="7.461cm"/>
        </style:tab-stops>
      </style:paragraph-properties>
    </style:style>
    <style:style style:name="P67" style:family="paragraph" style:parent-style-name="Обычный">
      <loext:graphic-properties draw:fill="solid" draw:fill-color="#ffffff"/>
      <style:paragraph-properties fo:margin-left="0.222cm" fo:margin-right="0cm" fo:line-height="0.52cm" fo:text-indent="0.647cm" style:auto-text-indent="false" fo:background-color="#ffffff"/>
    </style:style>
    <style:style style:name="P68" style:family="paragraph" style:parent-style-name="Обычный">
      <loext:graphic-properties draw:fill="solid" draw:fill-color="#ffffff"/>
      <style:paragraph-properties fo:margin-left="0.044cm" fo:margin-right="0cm" fo:line-height="0.527cm" fo:text-indent="0.61cm" style:auto-text-indent="false" fo:background-color="#ffffff"/>
    </style:style>
    <style:style style:name="P69" style:family="paragraph" style:parent-style-name="Обычный">
      <loext:graphic-properties draw:fill="solid" draw:fill-color="#ffffff"/>
      <style:paragraph-properties fo:margin-left="0cm" fo:margin-right="0cm" fo:line-height="0.527cm" fo:text-indent="0.647cm" style:auto-text-indent="false" fo:background-color="#ffffff"/>
    </style:style>
    <style:style style:name="P70" style:family="paragraph" style:parent-style-name="Обычный">
      <loext:graphic-properties draw:fill="solid" draw:fill-color="#ffffff"/>
      <style:paragraph-properties fo:margin-left="1.155cm" fo:margin-right="0cm" fo:line-height="0.527cm" fo:text-indent="0cm" style:auto-text-indent="false" fo:background-color="#ffffff">
        <style:tab-stops>
          <style:tab-stop style:position="5.994cm"/>
        </style:tab-stops>
      </style:paragraph-properties>
    </style:style>
    <style:style style:name="P71" style:family="paragraph" style:parent-style-name="Обычный">
      <loext:graphic-properties draw:fill="solid" draw:fill-color="#ffffff"/>
      <style:paragraph-properties fo:margin-left="1.155cm" fo:margin-right="0cm" fo:line-height="0.527cm" fo:text-indent="0cm" style:auto-text-indent="false" fo:background-color="#ffffff">
        <style:tab-stops>
          <style:tab-stop style:position="6.001cm"/>
        </style:tab-stops>
      </style:paragraph-properties>
    </style:style>
    <style:style style:name="P72" style:family="paragraph" style:parent-style-name="Обычный">
      <loext:graphic-properties draw:fill="solid" draw:fill-color="#ffffff"/>
      <style:paragraph-properties fo:margin-left="0.025cm" fo:margin-right="0cm" fo:margin-top="0.012cm" fo:margin-bottom="0cm" style:contextual-spacing="false" fo:line-height="0.527cm" fo:text-align="justify" style:justify-single-word="false" fo:text-indent="0.616cm" style:auto-text-indent="false" fo:background-color="#ffffff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font-size="12pt" fo:language="ru" fo:country="RU" fo:font-style="italic" style:font-size-asian="12pt" style:font-style-asian="italic" style:font-size-complex="12pt" style:font-style-complex="itali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letter-spacing="0.004cm" fo:language="ru" fo:country="RU" style:font-size-asian="12pt" style:font-size-complex="12pt"/>
    </style:style>
    <style:style style:name="T16" style:family="text">
      <style:text-properties fo:font-size="12pt" fo:letter-spacing="0.004cm" fo:language="ru" fo:country="RU" fo:font-style="italic" style:font-size-asian="12pt" style:font-style-asian="italic" style:font-size-complex="12pt" style:font-style-complex="italic"/>
    </style:style>
    <style:style style:name="T17" style:family="text">
      <style:text-properties fo:font-size="12pt" fo:letter-spacing="0.004cm" style:font-size-asian="12pt" style:font-size-complex="12pt"/>
    </style:style>
    <style:style style:name="T18" style:family="text">
      <style:text-properties fo:font-size="12pt" fo:letter-spacing="0.004cm" fo:language="en" fo:country="US" fo:font-style="italic" style:font-size-asian="12pt" style:font-style-asian="italic" style:font-size-complex="12pt" style:font-style-complex="italic"/>
    </style:style>
    <style:style style:name="T19" style:family="text">
      <style:text-properties fo:font-size="12pt" fo:letter-spacing="0.014cm" fo:language="ru" fo:country="RU" style:font-size-asian="12pt" style:font-size-complex="12pt"/>
    </style:style>
    <style:style style:name="T20" style:family="text">
      <style:text-properties fo:font-size="12pt" fo:letter-spacing="0.002cm" fo:language="ru" fo:country="RU" style:font-size-asian="12pt" style:font-size-complex="12pt"/>
    </style:style>
    <style:style style:name="T21" style:family="text">
      <style:text-properties fo:font-size="12pt" fo:letter-spacing="0.012cm" fo:language="ru" fo:country="RU" style:font-size-asian="12pt" style:font-size-complex="12pt"/>
    </style:style>
    <style:style style:name="T22" style:family="text">
      <style:text-properties fo:font-size="12pt" fo:letter-spacing="0.011cm" fo:language="ru" fo:country="RU" style:font-size-asian="12pt" style:font-size-complex="12pt"/>
    </style:style>
    <style:style style:name="T23" style:family="text">
      <style:text-properties fo:font-size="12pt" fo:letter-spacing="0.011cm" style:font-size-asian="12pt" style:font-size-complex="12pt"/>
    </style:style>
    <style:style style:name="T24" style:family="text">
      <style:text-properties fo:font-size="12pt" fo:letter-spacing="0.018cm" fo:language="ru" fo:country="RU" style:font-size-asian="12pt" style:font-size-complex="12pt"/>
    </style:style>
    <style:style style:name="T25" style:family="text">
      <style:text-properties fo:font-size="12pt" fo:letter-spacing="0.016cm" fo:language="ru" fo:country="RU" style:font-size-asian="12pt" style:font-size-complex="12pt"/>
    </style:style>
    <style:style style:name="T26" style:family="text">
      <style:text-properties fo:font-size="12pt" fo:letter-spacing="0.007cm" fo:language="ru" fo:country="RU" style:font-size-asian="12pt" style:font-size-complex="12pt"/>
    </style:style>
    <style:style style:name="T27" style:family="text">
      <style:text-properties fo:font-size="12pt" fo:letter-spacing="0.007cm" fo:language="en" fo:country="US" style:font-size-asian="12pt" style:font-size-complex="12pt"/>
    </style:style>
    <style:style style:name="T28" style:family="text">
      <style:text-properties fo:font-size="12pt" fo:letter-spacing="0.005cm" fo:language="ru" fo:country="RU" style:font-size-asian="12pt" style:font-size-complex="12pt"/>
    </style:style>
    <style:style style:name="T29" style:family="text">
      <style:text-properties fo:font-size="12pt" fo:letter-spacing="0.009cm" fo:language="ru" fo:country="RU" style:font-size-asian="12pt" style:font-size-complex="12pt"/>
    </style:style>
    <style:style style:name="T30" style:family="text">
      <style:text-properties fo:font-size="12pt" fo:letter-spacing="0.041cm" fo:language="ru" fo:country="RU" style:font-size-asian="12pt" style:font-size-complex="12pt"/>
    </style:style>
    <style:style style:name="T31" style:family="text">
      <style:text-properties fo:font-size="12pt" fo:letter-spacing="0.041cm" fo:language="ru" fo:country="RU" fo:font-style="italic" style:font-size-asian="12pt" style:font-style-asian="italic" style:font-size-complex="12pt" style:font-style-complex="italic"/>
    </style:style>
    <style:style style:name="T32" style:family="text">
      <style:text-properties fo:font-size="12pt" fo:letter-spacing="0.041cm" fo:language="en" fo:country="US" fo:font-style="italic" style:font-size-asian="12pt" style:font-style-asian="italic" style:font-size-complex="12pt" style:font-style-complex="italic"/>
    </style:style>
    <style:style style:name="T33" style:family="text">
      <style:text-properties fo:font-size="12pt" fo:letter-spacing="-0.002cm" fo:language="ru" fo:country="RU" style:font-size-asian="12pt" style:font-size-complex="12pt"/>
    </style:style>
    <style:style style:name="T34" style:family="text">
      <style:text-properties fo:font-size="12pt" fo:letter-spacing="-0.004cm" fo:language="ru" fo:country="RU" style:font-size-asian="12pt" style:font-size-complex="12pt"/>
    </style:style>
    <style:style style:name="T35" style:family="text">
      <style:text-properties fo:font-size="12pt" fo:letter-spacing="-0.004cm" style:font-size-asian="12pt" style:font-size-complex="12pt"/>
    </style:style>
    <style:style style:name="T36" style:family="text">
      <style:text-properties fo:font-size="12pt" fo:letter-spacing="-0.014cm" fo:language="ru" fo:country="RU" style:font-size-asian="12pt" style:font-size-complex="12pt"/>
    </style:style>
    <style:style style:name="T37" style:family="text">
      <style:text-properties fo:font-size="12pt" fo:letter-spacing="-0.007cm" fo:language="ru" fo:country="RU" style:font-size-asian="12pt" style:font-size-complex="12pt"/>
    </style:style>
    <style:style style:name="T38" style:family="text">
      <style:text-properties fo:font-size="12pt" fo:letter-spacing="-0.005cm" fo:language="ru" fo:country="RU" style:font-size-asian="12pt" style:font-size-complex="12pt"/>
    </style:style>
    <style:style style:name="T39" style:family="text">
      <style:text-properties fo:font-size="12pt" fo:letter-spacing="-0.042cm" fo:language="ru" fo:country="RU" style:font-size-asian="12pt" style:font-size-complex="12pt"/>
    </style:style>
    <style:style style:name="gr1" style:family="graphic">
      <style:graphic-properties draw:stroke="solid" svg:stroke-width="0.026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0.594cm" fo:min-width="11.559cm" fo:padding-top="0.127cm" fo:padding-bottom="0.127cm" fo:padding-left="0.127cm" fo:padding-right="0.127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round" svg:stroke-linecap="butt" draw:fill="none" draw:textarea-vertical-align="top" draw:auto-grow-height="false" fo:min-height="0.386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0.594cm" fo:min-width="7.362cm" fo:padding-top="0.127cm" fo:padding-bottom="0.127cm" fo:padding-left="0.127cm" fo:padding-right="0.127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ТЕХНИЧЕСКОЕ ОПИСАНИЕ</text:span></text:p>
      <text:p text:style-name="P7"><text:span text:style-name="T1">Часть </text:span><text:span text:style-name="T5">VI</text:span></text:p>
      <text:p text:style-name="P7"><text:span text:style-name="T2">Управление внешними устройствами</text:span></text:p>
      <text:p text:style-name="P7"><text:span text:style-name="T3">ИЫ </text:span><text:span text:style-name="T6">I</text:span><text:span text:style-name="T3"> 700</text:span><text:span text:style-name="T6"> </text:span><text:span text:style-name="T3">000 ТО-5</text:span></text:p>
      <text:p text:style-name="P8"><text:span text:style-name="Номер_20_страницы"><text:span text:style-name="T9"/></text:span></text:p>
      <text:p text:style-name="P3"><text:span text:style-name="T10">XII</text:span><text:span text:style-name="T12">. ОСОБЕННОСТИ УПРАВЛЕНИЯ ОБМЕНОМ С ДИСКАМИ</text:span></text:p>
      <text:p text:style-name="P10"><text:span text:style-name="T15">В машине обмен между МОЗУ и ВЗУ (внешними запоминающими </text:span><text:span text:style-name="T19">устройствами) производится одновременно с работой центральной </text:span><text:span text:style-name="T20">части машины. Программным путем с помощью центральной машины </text:span><text:span text:style-name="T21">осуществляются такие функции, как выдача задания на обмен, уп</text:span><text:span text:style-name="T22">равление движением, поиска дорожки, а также вспомогательные </text:span><text:span text:style-name="T24">операции разметки барабанов, дисков и лент.</text:span></text:p>
      <text:p text:style-name="P11"><text:span text:style-name="T25">Для обмена между МОЗУ и МД задействовано третье и четвер</text:span><text:span text:style-name="T12">тое направления по 8 НСМД в каждом направлении. Емкость одного пакета дисков 1024 Кслов.</text:span></text:p>
      <text:p text:style-name="P12"><text:span text:style-name="T15">Обмен с накопителем на сменных магнитных дисках (НСМД) </text:span><text:span text:style-name="T19">несколько отличается от общепринятой организации обмена. Это </text:span><text:span text:style-name="T21">отличие вызвано тем, что стойка коммутатора магнитных дисков </text:span><text:span text:style-name="T19">рассчитана на работу с тремя ЭВМ. Поэтому, прежде чем начать </text:span><text:span text:style-name="T25">обмен, необходимо убедиться, что работа со стойкой <text:s/>возможна. </text:span><text:span text:style-name="T19">Если канал обращения к диску свободен, занять его и лишь после<text:line-break/></text:span><text:span text:style-name="T12">этого посылать команду обмена и поиска цилиндра.</text:span></text:p>
      <text:p text:style-name="P13"><text:span text:style-name="T26">Управление накопителями на сменных магнитных дисках осу</text:span><text:span text:style-name="T28">ществляет коммутатор магнитных дисков (НМД):</text:span></text:p>
      <text:p text:style-name="P14"><text:span text:style-name="T28">управление запросами от ЭВМ;</text:span></text:p>
      <text:p text:style-name="P16"><text:span text:style-name="T20">прием и расшифровку команд;</text:span></text:p>
      <text:p text:style-name="P17"><text:span text:style-name="T22">преобразование непрерывного математического адреса в </text:span><text:span text:style-name="T25">адрес цилиндра и адрес головки;</text:span></text:p>
      <text:p text:style-name="P18"><text:span text:style-name="T15">выдача управляющих сигналов в выбранное устройство НСМД;</text:span></text:p>
      <text:p text:style-name="P19"><text:span text:style-name="T19">считывание заголовка н контроль адресной части;</text:span></text:p>
      <text:p text:style-name="P19"><text:span text:style-name="T12">сравнение заданного адреса со считанным;</text:span></text:p>
      <text:p text:style-name="P15"><text:span text:style-name="T29">организация обмена.</text:span></text:p>
      <text:p text:style-name="P4"><text:span text:style-name="T29"><text:s text:c="8"/>В КМД при записи формируется и записывается в конец массива контрольная сумма</text:span><text:span text:style-name="T22">, что позволяет осуществить контроль при чтении.</text:span></text:p>
      <text:p text:style-name="P20"><text:span text:style-name="T12">Обмен данными (ЦМ-КМД) - листовой (по </text:span><text:span text:style-name="T10">I</text:span><text:span text:style-name="T12">024 пятидесятиразрядных слова) и полулистовой (по 512 пятидесятиразрядных слов). Обмен страницей производится в 2 этапа, с помощью до</text:span><text:span text:style-name="T20">полнительных указаний половинок страниц со стороны диспетчера<text:line-break/></text:span><text:span text:style-name="T29">и счетчика слов БАУС.</text:span></text:p>
      <text:p text:style-name="P21"><draw:line text:anchor-type="char" draw:z-index="0" draw:name="officeArt object" draw:style-name="gr1" draw:text-style-name="P73" svg:x1="6.488cm" svg:y1="-0.007cm" svg:x2="8.394cm" svg:y2="-0.006cm"><svg:desc>Line</svg:desc><text:p/></draw:line><text:span text:style-name="T30">УКО</text:span><text:span text:style-name="T32">i</text:span><text:span text:style-name="T30">=…..ОП</text:span><text:span text:style-name="T32">i</text:span><text:span text:style-name="T31"> · </text:span><text:span text:style-name="T30">БРПА9</text:span><text:span text:style-name="T32">i</text:span><text:span text:style-name="T31"> · </text:span><text:span text:style-name="T30">19р БУС</text:span><text:span text:style-name="T32">i</text:span><text:span text:style-name="T31"> + </text:span><text:span text:style-name="T30">ОП</text:span><text:span text:style-name="T32">i</text:span><text:span text:style-name="T31"> ·</text:span><text:span text:style-name="T30">БРПА</text:span><text:span text:style-name="T32">i</text:span><text:span text:style-name="T31"> ·</text:span><text:span text:style-name="T30">19рБУС</text:span><text:span text:style-name="T32">i</text:span></text:p>
      <text:p text:style-name="P23"><text:span text:style-name="T33">Передача ЦМ-КМД осуществляется десятиразрядными слогами. </text:span><text:span text:style-name="T34">Обмен информацией ЦМ-КМД осуществляется по 12-ти разрядным шинам</text:span><text:span text:style-name="T22">. Кроме этого, используется 6 шин для управления: </text:span><text:span text:style-name="T23"><text:line-break/> <text:s text:c="7"/></text:span><text:span text:style-name="T12">4 шины УВУ - КМД (ПКА, ХБСл, ОП, РБУС)</text:span><text:span text:style-name="T14"><text:line-break/> <text:s text:c="8"/></text:span><text:span text:style-name="T12">2 шины КМД - УВУ (СПМД и ПРЕР)</text:span></text:p>
      <text:p text:style-name="P24"><text:span text:style-name="T12">КМД позволяет производить параллельный подвод всех 16-ти устройств. Обмен возможен только с одним устройством направдення. Сигналы прерывания, вырабатываемые в устройствах в КМД </text:span><text:span text:style-name="T28">окончания подвода и обмена, сигналы аварийных ситуаций) поступают </text:span><text:span text:style-name="T12">в 28(29) разряды ГРП.</text:span></text:p>
      <text:p text:style-name="P25"><text:span text:style-name="T15">Каждое устройство имеет разветвленную систему сигналов о состоянии устройства в прохождения информации. Состояние каж</text:span><text:span text:style-name="T12">дого устройства передается на 24 разрядный регистр состояния РC, </text:span><text:span text:style-name="T26">общий для всех устройств одного канала. Содержимое РС может<text:line-break/></text:span><text:span text:style-name="T20">быть передано на сумматор АУ.</text:span></text:p>
      <text:p text:style-name="P26"><text:span text:style-name="T34">При работе с НСМД используется следующие команды:</text:span><text:span text:style-name="T35"><text:line-break/></text:span><text:soft-page-break/><text:span text:style-name="T26">для 3-го направления</text:span><text:span text:style-name="T14"><text:tab/></text:span><text:span text:style-name="T19">для 4-го направления</text:span></text:p>
      <text:p text:style-name="P27"><text:span text:style-name="T12">00 033 0003<text:tab/>00 033 0004</text:span></text:p>
      <text:p text:style-name="P28"><text:span text:style-name="T12">00 033 0023<text:tab/>00 033 0024</text:span></text:p>
      <text:p text:style-name="P29"><text:span text:style-name="T12">00 033 4003<text:tab/>00 033 4004</text:span></text:p>
      <text:p text:style-name="P30"><text:span text:style-name="T12">Команда 00 033 0003(0004) служит для передачи КУСа обмена.</text:span><text:span text:style-name="T14"><text:line-break/>Значение разрядов КУСа совпадает со значением </text:span><text:span text:style-name="T12">25 младших разрядов физического заказа</text:span></text:p>
      <text:p text:style-name="P18"><text:span text:style-name="T26">24,25р - определяет номер блока МОЗУ</text:span></text:p>
      <text:p text:style-name="P31"><text:span text:style-name="T12">"</text:span><text:span text:style-name="T10">I</text:span><text:span text:style-name="T12">" <text:s/>21р - признак обмена служебными словами</text:span></text:p>
      <text:p text:style-name="P31"><text:span text:style-name="T12">"</text:span><text:span text:style-name="T10">I</text:span><text:span text:style-name="T12">" <text:s/>19р - признак обмена "лист - трек"</text:span></text:p>
      <text:p text:style-name="P22"><text:span text:style-name="T26">"0" 19р - обме</text:span><text:span text:style-name="T27">н</text:span><text:span text:style-name="T26"> половиной листа</text:span></text:p>
      <text:p text:style-name="P32"><text:span text:style-name="T28">18р - признак "ЗП-СЧ"</text:span></text:p>
      <text:p text:style-name="P34"><text:span text:style-name="T12">17÷13р - номер физического листа</text:span></text:p>
      <text:p text:style-name="P33"><text:span text:style-name="T26">"0" 11</text:span><text:span text:style-name="T21">р - первая половина листа</text:span></text:p>
      <text:p text:style-name="P18"><text:span text:style-name="T12">"</text:span><text:span text:style-name="T10">I</text:span><text:span text:style-name="T12">" <text:s/>11р - вторая половина листа</text:span></text:p>
      <text:p text:style-name="P18"><text:span text:style-name="T12">10÷8р - физический номер устройства</text:span></text:p>
      <text:p text:style-name="P35"><draw:custom-shape text:anchor-type="paragraph" draw:z-index="2" draw:name="officeArt object" draw:style-name="gr4" draw:text-style-name="P73" svg:width="7.615cm" svg:height="0.847cm" svg:x="2.016cm" svg:y="2.152cm"><svg:desc>КУС типа команды, выдаваемой в КМД</svg:desc><text:p text:style-name="Обычный"><text:span text:style-name="T36">КУС типа команды, выдаваемой в КМД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officeArt object" draw:style-name="gr3" draw:text-style-name="P73" svg:width="0.278cm" svg:height="0.636cm" svg:x="1.413cm" svg:y="2.231cm"><svg:desc>Line</svg:desc><text:p/><draw:enhanced-geometry draw:mirror-horizontal="false" draw:mirror-vertical="false" drawooo:sub-view-size="21600 21600" draw:text-areas="0 0 ?f2 ?f3" svg:viewBox="0 0 0 0" draw:type="ooxml-non-primitive" draw:enhanced-path="M 0 0 C 5965 0 10800 806 10800 1800 L 10800 9000 C 10800 9994 15635 10800 21600 10800 15635 10800 10800 11606 10800 12600 L 10800 19800 C 10800 20794 5965 21600 0 21600 N"><draw:equation draw:name="f0" draw:formula="logwidth/2"/><draw:equation draw:name="f1" draw:formula="logheight/2"/><draw:equation draw:name="f2" draw:formula="logwidth"/><draw:equation draw:name="f3" draw:formula="logheight"/></draw:enhanced-geometry></draw:custom-shape><text:span text:style-name="T33">1р - четность дорожки при полулистовом обмене<text:line-break/></text:span><text:span text:style-name="T12">Команда 00 033 0023(0024) служит для передачи управляющей ин</text:span><text:span text:style-name="T37">формации в КМД. Структура КУСа в этом случае определяется кодом </text:span><text:span text:style-name="T12">11-го и 12-го разрядов КУСа (КУС – 12 разрядный)<text:line-break/></text:span><text:span text:style-name="T10">I</text:span><text:span text:style-name="T12">2</text:span><text:span text:style-name="T10">p</text:span><text:span text:style-name="T12"> 11</text:span><text:span text:style-name="T10">p</text:span><text:span text:style-name="T36"> <text:s text:c="8"/></text:span></text:p>
      <text:p text:style-name="P6"><text:span text:style-name="T26">"0" "0" <text:s text:c="6"/></text:span></text:p>
      <text:p text:style-name="P36"><text:span text:style-name="T12">ТИП команды определяется <text:s/>1-6 разрядами КУСа</text:span></text:p>
      <text:list xml:id="list3929136837" text:style-name="WWNum2">
        <text:list-item>
          <text:p text:style-name="P37"><text:span text:style-name="Номер_20_страницы"><text:span text:style-name="T12">- сброс на 0 цилиндр</text:span></text:span></text:p>
        </text:list-item>
        <text:list-item>
          <text:p text:style-name="P37"><text:span text:style-name="T21">- подвод</text:span></text:p>
        </text:list-item>
        <text:list-item>
          <text:p text:style-name="P39"><text:span text:style-name="T20">- чтение (НСМД-МОЗУ)</text:span></text:p>
        </text:list-item>
        <text:list-item>
          <text:p text:style-name="P38"><text:span text:style-name="T15">- запись (МОЗУ-НСМД)</text:span></text:p>
        </text:list-item>
        <text:list-item>
          <text:p text:style-name="P38"><text:span text:style-name="T24">- разметка</text:span></text:p>
        </text:list-item>
        <text:list-item>
          <text:p text:style-name="P38"><text:span text:style-name="T33">- сравнение кодов (МОЗУ-НСМД)</text:span></text:p>
        </text:list-item>
      </text:list>
      <text:p text:style-name="P36"><text:span text:style-name="T12">В командах 03-06 осуществляется подвод на заданный цилиндр</text:span></text:p>
      <text:p text:style-name="P40"><text:span text:style-name="T12">07 - чтение заголовка</text:span></text:p>
      <text:p text:style-name="P40"><text:span text:style-name="T12">10 - гашение PC</text:span></text:p>
      <text:p text:style-name="P40"><text:span text:style-name="T12">50 - освобождение НМД</text:span></text:p>
      <text:p text:style-name="P40"><text:span text:style-name="T12">11 - опрос 1÷12 разрядов PC</text:span></text:p>
      <text:p text:style-name="P40"><text:span text:style-name="T12">31 - опрос 13÷24 разрядов РС</text:span></text:p>
      <text:p text:style-name="P41"><draw:custom-shape text:anchor-type="paragraph" draw:z-index="4" draw:name="officeArt object" draw:style-name="gr2" draw:text-style-name="P73" svg:width="11.812cm" svg:height="0.847cm" svg:x="3.762cm" svg:y="0.138cm"><svg:desc>КУС выбора номера устройства и занесения в регистр маски КМД</svg:desc><text:p text:style-name="Обычный"><text:span text:style-name="T36">КУС выбора номера устройства и занесения в регистр маски КМД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officeArt object" draw:style-name="gr3" draw:text-style-name="P73" svg:width="0.278cm" svg:height="0.636cm" svg:x="2.723cm" svg:y="0.243cm"><svg:desc>Line</svg:desc><text:p/><draw:enhanced-geometry draw:mirror-horizontal="false" draw:mirror-vertical="false" drawooo:sub-view-size="21600 21600" draw:text-areas="0 0 ?f2 ?f3" svg:viewBox="0 0 0 0" draw:type="ooxml-non-primitive" draw:enhanced-path="M 0 0 C 5965 0 10800 806 10800 1800 L 10800 9000 C 10800 9994 15635 10800 21600 10800 15635 10800 10800 11606 10800 12600 L 10800 19800 C 10800 20794 5965 21600 0 21600 N"><draw:equation draw:name="f0" draw:formula="logwidth/2"/><draw:equation draw:name="f1" draw:formula="logheight/2"/><draw:equation draw:name="f2" draw:formula="logwidth"/><draw:equation draw:name="f3" draw:formula="logheight"/></draw:enhanced-geometry></draw:custom-shape><text:span text:style-name="T10">I</text:span><text:span text:style-name="T12">2</text:span><text:span text:style-name="T10">p</text:span><text:span text:style-name="T12"> 11</text:span><text:span text:style-name="T10">p</text:span><text:span text:style-name="T36"> <text:s text:c="8"/></text:span></text:p>
      <text:p text:style-name="P6"><text:span text:style-name="T26"><text:s text:c="6"/><text:tab/> "0" "1" <text:s text:c="6"/></text:span></text:p>
      <text:p text:style-name="P40"><text:span text:style-name="T12">"</text:span><text:span text:style-name="T10">I</text:span><text:span text:style-name="T12">" <text:s/>12р – <text:s text:c="2"/>выдача в КМД адреса дорожки. <text:s/>Адрес дорожки (непре</text:span><text:span text:style-name="T22">рывный) указывается в младших 11 разрядах.</text:span></text:p>
      <text:p text:style-name="P42"><text:span text:style-name="T12">Командами 00 033 4003 (4004) осуществляется считывание на </text:span><text:span text:style-name="T15">сумматор регистра состояний КМД. Команды считывают только по </text:span><text:span text:style-name="T12">12 разрядов </text:span><text:span text:style-name="T10">PC</text:span><text:span text:style-name="T12">.</text:span></text:p>
      <text:p text:style-name="P43"><text:span text:style-name="T12">Для операции обмена после выдачи управляющей информации </text:span><text:span text:style-name="T28">КМД занято и пока из него не придет прерывание, выдача команд </text:span><text:span text:style-name="T20">в КМД запрещена. Команды обмена могут быть выданы лишь после </text:span><text:span text:style-name="T33">окончания обмена с данным направлением. (Одновременный обмен </text:span><text:span text:style-name="T29">с несколькими устройствами направления невозможен).</text:span></text:p>
      <text:p text:style-name="P44"><text:span text:style-name="T38">Выдача управляющей информации из УВУ в КМД производится </text:span><text:span text:style-name="T22">по одним и тем же шинам, что и данные.</text:span></text:p>
      <text:p text:style-name="P45"><text:span text:style-name="T12">При передаче управляющей информации младшие 12 разрядов </text:span><text:span text:style-name="T33">КУС-а подключаются на выходные шины УВУ и сопровождаются сиг</text:span><text:span text:style-name="T15">налом ПКА (передач команды в адреса).</text:span></text:p>
      <text:p text:style-name="P46"><text:span text:style-name="T15">Учитывая время синхронизации и время приема </text:span><text:span text:style-name="T12">управляющей информации </text:span><text:span text:style-name="T34">в КМД, КУС сохраняется после окончания команд ОВУ </text:span><text:span text:style-name="T12">00 23 (24) ве менее </text:span><text:span text:style-name="T10">I</text:span><text:span text:style-name="T12"> мксек. Поэтому после выдачи ко</text:span><text:soft-page-break/><text:span text:style-name="T12">манд ОВУ 00 23 (24) содержимое КУСа сохраняется в АУ с помощью команд<text:line-break/>00 040 000.</text:span></text:p>
      <text:p text:style-name="P47"><text:span text:style-name="T15">Для каждого направления существует свой сигнал выдачи </text:span><text:span text:style-name="T39">КУСа</text:span></text:p>
      <text:p text:style-name="P48"><text:span text:style-name="T12">для 3-го направления - СтВ 3</text:span></text:p>
      <text:p text:style-name="P49"><text:span text:style-name="T12">для 4-го направления - СтВ 4</text:span></text:p>
      <text:p text:style-name="P50"><text:span text:style-name="T20">Для блокировки выдачи данных в БСД при передаче КУСа в<text:line-break/></text:span><text:span text:style-name="T12">УВУ вводятся усилители ВС Л</text:span><text:span text:style-name="T11">i</text:span><text:span text:style-name="T13"> <text:s/></text:span><text:span text:style-name="T11">i</text:span><text:span text:style-name="T13">=</text:span><text:span text:style-name="T12">3,4</text:span></text:p>
      <text:p text:style-name="P51"><text:span text:style-name="T33"><text:s text:c="5"/>В операциях обмена в УВУ из КМД поступает синхронизирующие </text:span><text:span text:style-name="T34">импульсы (СИМД),схемы пропуска начальных синхроимпульсов </text:span><text:span text:style-name="T15">в УВУ (А, Д, ПОС и XПOC) аннулируются.</text:span></text:p>
      <text:p text:style-name="P58"><text:span text:style-name="T15">Из УВУ в КМД трансформируются два сигнала РБУС и ОП, определяющие окончание обмена листового или полулистового <text:s/>"I" РБУС и ""I" ОП определяет окончание полулистового обмена и, следовательно, окончание дорожки</text:span></text:p>
      <text:p text:style-name="P59"><draw:line text:anchor-type="char" draw:z-index="5" draw:name="officeArt object" draw:style-name="gr1" draw:text-style-name="P73" svg:x1="3.754cm" svg:y1="0.483cm" svg:x2="4.364cm" svg:y2="0.484cm"><svg:desc>Line</svg:desc><text:p/></draw:line></text:p>
      <text:p text:style-name="P5"><draw:line text:anchor-type="char" draw:z-index="6" draw:name="officeArt object" draw:style-name="gr1" draw:text-style-name="P73" svg:x1="6.665cm" svg:y1="-0.015cm" svg:x2="7.277cm" svg:y2="-0.013cm"><svg:desc>Line</svg:desc><text:p/></draw:line><text:span text:style-name="T15">БРПА9 = [БРПА9] · ОП </text:span><text:span text:style-name="T16">i</text:span><text:span text:style-name="T15"> + БРПА9 • Ц8 + РПА9 · ПРПА · ЗТРОН</text:span></text:p>
      <text:p text:style-name="P5"><text:span text:style-name="T17"><text:line-break/>а</text:span><text:span text:style-name="T15">, б) хранение БРПА9 до окончания микроопераций выдачи последнего слога в КМД и выдача в МОЗУ каждого поллиста</text:span></text:p>
      <text:p text:style-name="P60"><text:span text:style-name="T15">в) установка БРПА9 при образовании в МОЗУ по адресу X 777</text:span></text:p>
      <text:p text:style-name="P61"><draw:line text:anchor-type="char" draw:z-index="7" draw:name="officeArt object" draw:style-name="gr1" draw:text-style-name="P73" svg:x1="2.511cm" svg:y1="0.423cm" svg:x2="3.322cm" svg:y2="0.424cm"><svg:desc>Line</svg:desc><text:p/></draw:line><text:span text:style-name="T15"><text:s/></text:span></text:p>
      <text:p text:style-name="P62"><text:span text:style-name="T15">ОП = [ОП] · ПИР + БРПА9 · ИРС1 · ЗТРОН · к + РПА9 · ИРС1 · ЗП · ЗТРОН · к +</text:span></text:p>
      <text:p text:style-name="P63"><text:span text:style-name="T15">+ РПА9 · ПРПА · ЗП · ЗТРОН · к</text:span></text:p>
      <text:p text:style-name="P64"/>
      <text:p text:style-name="P55"><text:span text:style-name="T15">а)<text:tab/>хранение ОП до окончания микрооперации</text:span></text:p>
      <text:p text:style-name="P65"><text:span text:style-name="T15">б)<text:tab/>установка ОП в микрооперации выдачи последнего слога поллиста в КМД</text:span></text:p>
      <text:p text:style-name="P65"><text:span text:style-name="T15">в)<text:tab/>установка ОП в микрооперации приема последнего слога поллиста из КМД. Используется в КМД для блокировки выдачи СИМД после окончания 1-ой половины листа</text:span></text:p>
      <text:p text:style-name="P66"><text:span text:style-name="T15">г)<text:tab/>вторичная установка ОП в микрооперации выдачи последнего слова поллиста в МОЗУ используется для выработки окончания обмена листом <text:s text:c="5"/><text:tab/></text:span></text:p>
      <text:p text:style-name="P66"><draw:line text:anchor-type="char" draw:z-index="9" draw:name="officeArt object" draw:style-name="gr1" draw:text-style-name="P73" svg:x1="7.776cm" svg:y1="0.483cm" svg:x2="8.986cm" svg:y2="0.484cm"><svg:desc>Line</svg:desc><text:p/></draw:line><draw:line text:anchor-type="char" draw:z-index="8" draw:name="officeArt object" draw:style-name="gr1" draw:text-style-name="P73" svg:x1="3.437cm" svg:y1="0.483cm" svg:x2="4.248cm" svg:y2="0.484cm"><svg:desc>Line</svg:desc><text:p/></draw:line><text:span text:style-name="T15"><text:s/></text:span></text:p>
      <text:p text:style-name="P52"><text:span text:style-name="T15">УКO</text:span><text:span text:style-name="T16">i </text:span><text:span text:style-name="T15"><text:s/>= [УКО</text:span><text:span text:style-name="T16">i</text:span><text:span text:style-name="T15">] · ПИР + ОП</text:span><text:span text:style-name="T18">i</text:span><text:span text:style-name="T16"> </text:span><text:span text:style-name="T15">· БРПА9</text:span><text:span text:style-name="T16">i</text:span><text:span text:style-name="T15"> · 19рБУС</text:span><text:span text:style-name="T16">i</text:span><text:span text:style-name="T15"> + ОП</text:span><text:span text:style-name="T18">i</text:span><text:span text:style-name="T15"> · БРПА10 ·19рБУС <text:s text:c="3"/></text:span><text:span text:style-name="T18">i</text:span><text:span text:style-name="T15">=3, 4</text:span></text:p>
      <text:p text:style-name="P54"/>
      <text:p text:style-name="P53"><text:span text:style-name="T15">а)<text:tab/>хранение до окончания микрооперации</text:span></text:p>
      <text:p text:style-name="P53"><text:span text:style-name="T15">б)<text:tab/>установка при полулистовом обмене</text:span></text:p>
      <text:p text:style-name="P56"><text:span text:style-name="T15">в)<text:tab/>установка при листовом обмене</text:span></text:p>
      <text:p text:style-name="P57"/>
      <text:p text:style-name="P67"><text:span text:style-name="T15">Служебные слова на МД размечаются в начале массива данных на каждой дорожке. Для каждого поллиста МОЗУ используются свои служебные ячейки направления.</text:span></text:p>
      <text:p text:style-name="P68"><text:span text:style-name="T15">Передача служебных слов при листовом обмене производится по 4 слова в начале каждого поллиста.</text:span></text:p>
      <text:p text:style-name="P69"><text:span text:style-name="T15">При полулистовом обмене в КУСе команд ОВУ 0003 (0004) задаются:</text:span></text:p>
      <text:p text:style-name="P70"><draw:line text:anchor-type="char" draw:z-index="10" draw:name="officeArt object" draw:style-name="gr1" draw:text-style-name="P73" svg:x1="8.094cm" svg:y1="0.025cm" svg:x2="9.304cm" svg:y2="0.026cm"><svg:desc>Line</svg:desc><text:p/></draw:line><text:span text:style-name="T15">признак полулистового обмена <text:s/><text:tab/>- 19рБУС<text:line-break/>начало массива в МОЗУ<text:tab/><text:tab/><text:tab/>- 11рБУС</text:span></text:p>
      <text:p text:style-name="P71"><text:span text:style-name="T15">четность дорожки на МД<text:tab/><text:tab/><text:tab/>- 1р БУС</text:span></text:p>
      <text:p text:style-name="P72"><text:span text:style-name="T15">Передача слогов между УВУ в КМД производится в стартстопном режиме. КМД посылает запрос в УВУ (СИМД) на прием или выдачу слога. УВУ, приняв или выдав слог, посылает ответный сигнал XБСЛ.</text:span></text:p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" svg:font-family="'Lucida Sans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Нижний_20_колонтитул" style:display-name="Нижний колонтитул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 loext:hyphenation-no-caps="false"/>
    </style:style>
    <style:style style:name="Обычный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Номер_20_страницы" style:display-name="Номер страницы" style:family="text"/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496cm" fo:margin-left="1.3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Ниж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.101cm" style:writing-mode="lr-tb" style:layout-grid-color="#c0c0c0" style:layout-grid-lines="269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0" meta:image-count="0" meta:object-count="0" meta:page-count="3" meta:paragraph-count="89" meta:word-count="1091" meta:character-count="7090" meta:non-whitespace-character-count="5988"/>
    <meta:generator>LibreOffice/7.0.3.1$MacOSX_X86_64 LibreOffice_project/d7547858d014d4cf69878db179d326fc3483e082</meta:generator>
  </office:meta>
</office:document-meta>
</file>